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 have reviewed Fitness Buddy with my fellow comrades and have decided<text:s/>to draft the following changes to improve the app and add more value to my target audience.</text:p>
      <text:p text:style-name="Normal"/>
      <text:p text:style-name="Normal">Firstly, I received complaints on the grammar, some people with OCD are bitching the alphanumeric characters of the app has inconsistent capitalization errors.</text:p>
      <text:p text:style-name="Normal">So, I will hire<text:s/>an<text:s/>English specialist to correct all these mistakes. <text:s/></text:p>
      <text:p text:style-name="Normal"/>
      <text:p text:style-name="Normal">In addition, I received complaints on how the pre-sets did not have a tutorial of sorts on how to perform a workout.<text:s/>E.g.<text:s/>Squats. I have added a wide range<text:s/>of. gifs<text:s/>on the workout pages to help combat this.<text:s/></text:p>
      <text:p text:style-name="Normal"/>
      <text:p text:style-name="Normal">Another issue was one I discovered myself. On launch the app just dives you in to the app. Instead I must teach my users from the get-go what the app does and help explain it.</text:p>
      <text:p text:style-name="Normal">I will go through a series of graphical diagrams to give the user a quick start of sorts to help them get accustomed to the<text:s/>app and<text:s/>get them to hit the ground running.</text:p>
      <text:p text:style-name="Normal"/>
      <text:p text:style-name="Normal">Yours Truly</text:p>
      <text:p text:style-name="Normal">Microsomes, Gorilla Tayyab Javed</text:p>
      <text:p text:style-name="Normal">Chief Engine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yyab Javed</meta:initial-creator>
    <dc:creator>Tayyab Javed</dc:creator>
    <meta:creation-date>2020-03-25T04:05:00Z</meta:creation-date>
    <dc:date>2020-03-25T04:12:00Z</dc:date>
    <meta:template xlink:href="Normal.dotm" xlink:type="simple"/>
    <meta:editing-cycles>5</meta:editing-cycles>
    <meta:editing-duration>PT420S</meta:editing-duration>
    <meta:document-statistic meta:page-count="1" meta:paragraph-count="2" meta:word-count="150" meta:character-count="1008" meta:row-count="7" meta:non-whitespace-character-count="860"/>
  </office:meta>
</office:document-meta>
</file>